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ALTA PAIMA, CHRISTOPHER JAVI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1410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9900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ALTA PAIMA, CHRISTOPHER JAVI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1410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9900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27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112927</text:p>
          </table:table-cell>
          <table:table-cell table:style-name="Tabla2.D3" office:value-type="string">
            <text:p text:style-name="P23">1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04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